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sk" fo:country="SK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08638590381932786" text:style-name="L1">
        <text:list-item>
          <text:p text:style-name="P1">Notifikácie nie sú vyriešené.</text:p>
        </text:list-item>
        <text:list-item>
          <text:p text:style-name="P1">Filter na popis položky je ťažko viditeľný a veľmi malé písmená.</text:p>
        </text:list-item>
        <text:list-item>
          <text:p text:style-name="P1">Pri výbere pomocou TAG-u, teda hlavná stránka tlačidlo VYBER, potom tlačidlo TAG je umožnené akože vymazať ľubovoľný TAG aj keď nie je v databáze. Tlačidlo VYBER je oranžové, malo by sa zmeniť na zelené iba pri TAG-u z databázy.</text:p>
        </text:list-item>
        <text:list-item>
          <text:p text:style-name="P1">Pri výbere pomocou TAG-u z prehľadu to funguje takto. Ak sa pri prvom pokuse trafím na správny TAG, je všetko v poriadku, tlačidlo VYBER je zelené a môžem vybrať. Ak sa netrafím, tak tlačidlo VYBER sa zobrazí svetlo modro a nemôžem vyberať. Ak na druhý pokus priložím správny TAG tak sa tlačidlo VYBER zobrazí oranžové, ale vyberať môžem. Ak znova priložím správny TAG, tak sa zobrazí tlačidlo VYBER správne zelené a môžem vyberať</text:p>
        </text:list-item>
        <text:list-item>
          <text:p text:style-name="P1">Pri EAN je to to isté ako TAG</text:p>
        </text:list-item>
        <text:list-item>
          <text:p text:style-name="P1">Pri manuálnom výbere z prehľadu, teda keď je položka manuálne vložená sa zobrazia všetko položky z databázy, mala by sa iba jedna, vybraná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Martinko</meta:initial-creator>
    <meta:creation-date>2022-05-31T12:32:18.24</meta:creation-date>
    <dc:date>2022-06-06T13:11:58.03</dc:date>
    <dc:creator>Daniel Martinko</dc:creator>
    <meta:editing-duration>PT4H39M54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6" meta:word-count="164" meta:character-count="931"/>
  </office:meta>
</office:document-meta>
</file>